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spectDataHandler.getPersistentAspectDatas( Aspectalizable own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spectDatasHashMap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pectDataHandler.setAspectData( Aspectalizable owner , String aspectName , Objec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AspectDataHandler.getAspectDatas( Aspectalizable ow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AspectDataHandler.isAspectSupported(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spectDataHandler.getAspectData( Aspectalizable owner , String aspect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spectDatasHashMap.AspectDatasHashMap( Aspectalizable owner , Aspect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spectDataHandler.DefaultAspectDataHandler( AspectalizableDescription desc , ServiceSelector store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DatasHash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